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6549in" table:align="left"/>
    </style:style>
    <style:style style:name="Table1.A" style:family="table-column">
      <style:table-column-properties style:column-width="0.1514in"/>
    </style:style>
    <style:style style:name="Table1.B" style:family="table-column">
      <style:table-column-properties style:column-width="2.5035in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521in" fo:border-left="0.2pt double #808080" fo:border-right="none" fo:border-top="0.2pt double #808080" fo:border-bottom="0.2pt double #808080"/>
    </style:style>
    <style:style style:name="Table1.B1" style:family="table-cell">
      <style:table-cell-properties style:vertical-align="middle" style:border-line-width="0.0007in 0.0014in 0.0007in" fo:padding="0.0521in" fo:border="0.2pt double #808080"/>
    </style:style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officeooo:rsid="000acb1f" officeooo:paragraph-rsid="000acb1f"/>
    </style:style>
    <style:style style:name="P3" style:family="paragraph" style:parent-style-name="Text_20_body">
      <style:text-properties fo:color="#000080"/>
    </style:style>
    <style:style style:name="P4" style:family="paragraph" style:parent-style-name="Text_20_body">
      <style:text-properties officeooo:paragraph-rsid="000e8bee"/>
    </style:style>
    <style:style style:name="P5" style:family="paragraph" style:parent-style-name="Preformatted_20_Text">
      <style:paragraph-properties fo:margin-top="0in" fo:margin-bottom="0.1965in" loext:contextual-spacing="false" fo:padding="0in" fo:border="none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106fe4"/>
    </style:style>
    <style:style style:name="P8" style:family="paragraph" style:parent-style-name="Standard">
      <style:paragraph-properties fo:margin-top="0in" fo:margin-bottom="0.1965in" loext:contextual-spacing="false" fo:text-align="justify" style:justify-single-word="false"/>
    </style:style>
    <style:style style:name="P9" style:family="paragraph" style:parent-style-name="Preformatted_20_Text">
      <style:paragraph-properties fo:margin-top="0in" fo:margin-bottom="0.2in" loext:contextual-spacing="false" fo:padding="0in" fo:border="none"/>
    </style:style>
    <style:style style:name="P10" style:family="paragraph" style:parent-style-name="Preformatted_20_Text">
      <style:paragraph-properties fo:padding="0in" fo:border="non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Standard">
      <style:text-properties officeooo:paragraph-rsid="000e8bee"/>
    </style:style>
    <style:style style:name="P13" style:family="paragraph" style:parent-style-name="Standard">
      <style:text-properties officeooo:rsid="0014d249" officeooo:paragraph-rsid="0014d249"/>
    </style:style>
    <style:style style:name="P14" style:family="paragraph" style:parent-style-name="Standard">
      <style:text-properties officeooo:paragraph-rsid="0014d249"/>
    </style:style>
    <style:style style:name="P15" style:family="paragraph" style:parent-style-name="Standard">
      <style:text-properties officeooo:rsid="001a931f" officeooo:paragraph-rsid="001a931f"/>
    </style:style>
    <style:style style:name="P16" style:family="paragraph" style:parent-style-name="Standard">
      <style:text-properties officeooo:rsid="001be000" officeooo:paragraph-rsid="001be000"/>
    </style:style>
    <style:style style:name="P17" style:family="paragraph" style:parent-style-name="Standard">
      <style:text-properties officeooo:rsid="00235311" officeooo:paragraph-rsid="00235311"/>
    </style:style>
    <style:style style:name="P18" style:family="paragraph" style:parent-style-name="Standard">
      <style:text-properties officeooo:paragraph-rsid="001c6a41"/>
    </style:style>
    <style:style style:name="P19" style:family="paragraph" style:parent-style-name="Standard">
      <style:text-properties officeooo:paragraph-rsid="00235311"/>
    </style:style>
    <style:style style:name="P20" style:family="paragraph" style:parent-style-name="Title">
      <style:text-properties fo:font-size="16pt" style:font-size-asian="16pt" style:font-size-complex="16pt"/>
    </style:style>
    <style:style style:name="P21" style:family="paragraph" style:parent-style-name="Title">
      <style:text-properties fo:font-size="15pt" style:font-size-asian="15pt" style:font-size-complex="15pt"/>
    </style:style>
    <style:style style:name="P22" style:family="paragraph" style:parent-style-name="Preformatted_20_Text">
      <style:text-properties officeooo:paragraph-rsid="00235311"/>
    </style:style>
    <style:style style:name="P23" style:family="paragraph" style:parent-style-name="Standard">
      <style:text-properties officeooo:paragraph-rsid="00235311"/>
    </style:style>
    <style:style style:name="P24" style:family="paragraph" style:parent-style-name="Standard">
      <style:text-properties officeooo:paragraph-rsid="0025ce1d"/>
    </style:style>
    <style:style style:name="P2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235311"/>
    </style:style>
    <style:style style:name="P26" style:family="paragraph" style:parent-style-name="Text_20_body" style:master-page-name="HTML">
      <style:paragraph-properties style:page-number="auto"/>
    </style:style>
    <style:style style:name="T1" style:family="text">
      <style:text-properties fo:font-weight="bold"/>
    </style:style>
    <style:style style:name="T2" style:family="text">
      <style:text-properties officeooo:rsid="00106fe4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37d2f" style:font-size-asian="15pt" style:font-size-complex="15pt"/>
    </style:style>
    <style:style style:name="T5" style:family="text">
      <style:text-properties officeooo:rsid="0014d249"/>
    </style:style>
    <style:style style:name="T6" style:family="text">
      <style:text-properties officeooo:rsid="0015bc30"/>
    </style:style>
    <style:style style:name="T7" style:family="text">
      <style:text-properties officeooo:rsid="001a931f"/>
    </style:style>
    <style:style style:name="T8" style:family="text">
      <style:text-properties officeooo:rsid="001c6a41"/>
    </style:style>
    <style:style style:name="T9" style:family="text">
      <style:text-properties officeooo:rsid="0025ce1d"/>
    </style:style>
    <style:style style:name="fr1" style:family="graphic" style:parent-style-name="Graphics">
      <style:graphic-properties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1. Add the PPA via command:</text:p>
      <text:p text:style-name="P9">sudo add-apt-repository ppa:ubuntu-wine/ppa</text:p>
      <text:p text:style-name="Text_20_body">Type in your password when it asks, no visual feedback so type in mind and hit Enter to continue.</text:p>
      <text:p text:style-name="P3"><draw:a xlink:type="simple" xlink:href="http://ubuntuhandbook.org/wp-content/uploads/2013/07/add-wine-ppa.jpg"><draw:frame draw:style-name="fr1" draw:name="Image1" text:anchor-type="as-char" svg:width="5.75in" svg:height="0.698in" draw:z-index="0"><draw:image xlink:href="../../../../tmp/mozilla_hv160/xubuntu17wine_html_dbf48e7e6ead029.jpg" xlink:type="simple" xlink:show="embed" xlink:actuate="onLoad"/><svg:title>add-wine-ppa</svg:title></draw:frame></draw:a></text:p>
      <text:p text:style-name="Text_20_body">2. Update package cache and install wine1.8:</text:p>
      <text:p text:style-name="P10">sudo apt-get update</text:p>
      <text:p text:style-name="P10"/>
      <text:p text:style-name="P5">sudo apt-get install wine1.8 winetricks</text:p>
      <text:p text:style-name="P1">Install latest Wine Dev release from the Official WineHQ PPA:</text:p>
      <text:p text:style-name="Text_20_body">Open terminal from Unity Dash, App Launcher, or via Ctrl+Alt+T shortcut key. When it opens, paste below commands and run one by one.</text:p>
      <text:p text:style-name="Text_20_body"><text:span text:style-name="T1">1.</text:span> For 64-bit system, rum command to enable 32 bit architecture:</text:p>
      <text:p text:style-name="P9">sudo dpkg --add-architecture i386</text:p>
      <text:p text:style-name="Text_20_body">Type in your password when it asks, no visual feedback so type in mind and hit Enter to continue.</text:p>
      <text:p text:style-name="Text_20_body"><text:span text:style-name="T1">2.</text:span> Add the wine PPA:</text:p>
      <text:p text:style-name="P9">sudo add-apt-repository ppa:wine/wine-builds</text:p>
      <text:p text:style-name="P3"><draw:a xlink:type="simple" xlink:href="http://ubuntuhandbook.org/wp-content/uploads/2015/12/new-wine-ppa.jpg"><draw:frame draw:style-name="fr1" draw:name="Image2" text:anchor-type="as-char" svg:width="6.2709in" svg:height="1.1457in" draw:z-index="1"><draw:image xlink:href="../../../../tmp/mozilla_hv160/xubuntu17wine_html_437f3a1f96708946.jpg" xlink:type="simple" xlink:show="embed" xlink:actuate="onLoad"/><svg:title>Official Wine PPA</svg:title></draw:frame></draw:a></text:p>
      <text:p text:style-name="Text_20_body"><text:span text:style-name="T1">3.</text:span> Once you have the PPA added in your system, run below commands one by one to refresh package caches and install Wine 1.8:</text:p>
      <text:p text:style-name="P10">sudo apt-get update</text:p>
      <text:p text:style-name="P10"/>
      <text:p text:style-name="P5">sudo apt-get install --install-recommends winehq-devel</text:p>
      <text:p text:style-name="Text_20_body">The installation automatically replaces old wine releases installed on your system. </text:p>
      <text:p text:style-name="Text_20_body"><text:span text:style-name="T1">4.</text:span> Finally you may run below command to initialize your wine configuration.</text:p>
      <text:p text:style-name="P9">winecfg</text:p>
      <text:p text:style-name="P2">merge si <text:s/>asta……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6">sudo apt-get install gparted</text:p>
            <text:p text:style-name="P7">sudo apt-get install <text:span text:style-name="T2">vlc</text:span></text:p>
          </table:table-cell>
        </table:table-row>
      </table:table>
      <text:p text:style-name="P8"><text:soft-page-break/></text:p>
      <text:p text:style-name="P8"/>
      <text:p text:style-name="P8"/>
      <text:p text:style-name="Title">Install Midnight Commander 4.7.3 (which was released today) in Ubuntu Jaunty, Karmic, Lucid or Maverick:</text:p>
      <text:p text:style-name="Text_20_body"><text:span text:style-name="Source_20_Text">sudo add-apt-repository ppa:webupd8team/unstable &amp;&amp; sudo apt-get update</text:span></text:p>
      <text:p text:style-name="Text_20_body"><text:span text:style-name="Source_20_Text">sudo apt-get install mc</text:span></text:p>
      <text:p text:style-name="Heading_20_1"><text:a xlink:type="simple" xlink:href="http://unetbootin.github.io/" text:style-name="Internet_20_link" text:visited-style-name="Visited_20_Internet_20_Link"><text:span text:style-name="T3">UNetbootin</text:span></text:a><text:span text:style-name="T3"> - Downloads for Linux</text:span></text:p>
      <text:h text:style-name="Heading_20_3" text:outline-level="3">Ubuntu Package</text:h>
      <text:p text:style-name="Text_20_body">To install UNetbootin from the <text:a xlink:type="simple" xlink:href="https://launchpad.net/%7Egezakovacs/+archive/ubuntu/ppa" text:style-name="Internet_20_link" text:visited-style-name="Visited_20_Internet_20_Link">Ubuntu PPA</text:a>, run the commands:<text:line-break/><text:line-break/><text:span text:style-name="Source_20_Text">sudo add-apt-repository ppa:gezakovacs/ppa</text:span><text:line-break/><text:span text:style-name="Source_20_Text">sudo apt-get update</text:span><text:line-break/><text:span text:style-name="Source_20_Text">sudo apt-get install unetbootin</text:span></text:p>
      <text:p text:style-name="P21"/>
      <text:p text:style-name="P21"/>
      <text:p text:style-name="Title"><text:span text:style-name="T3">Accurate </text:span><text:span text:style-name="Source_20_Text"><text:span text:style-name="T3">dd</text:span></text:span><text:span text:style-name="T3"> command for disk cloning is:</text:span></text:p>
      <text:p text:style-name="Heading_20_1"><text:span text:style-name="T4"><text:s/>sudo </text:span><text:span text:style-name="Source_20_Text"><text:span text:style-name="T3">dd if=/dev/sda of=/dev/sdb</text:span></text:span></text:p>
      <text:p text:style-name="Text_20_body"/>
      <text:p text:style-name="Text_20_body"/>
      <text:p text:style-name="P20"><text:s/>How to mount USB drive with full permissions</text:p>
      <text:p text:style-name="P12"/>
      <text:p text:style-name="P12"><text:s text:c="4"/>In order to help we need to know more about your USB drive. So please</text:p>
      <text:p text:style-name="P12"/>
      <text:p text:style-name="P12"><text:s text:c="4"/>- run the following command lines in a terminal window,</text:p>
      <text:p text:style-name="P12"/>
      <text:p text:style-name="P12"><text:soft-page-break/><text:s text:c="4"/>Code:</text:p>
      <text:p text:style-name="P12"/>
      <text:p text:style-name="P12"/>
      <text:p text:style-name="P12"><text:s text:c="4"/>df -h</text:p>
      <text:p text:style-name="P12"><text:s text:c="4"/>sudo parted -ls</text:p>
      <text:p text:style-name="P12"><text:s text:c="4"/>sudo lsblk -f</text:p>
      <text:p text:style-name="P12"><text:s text:c="4"/>sudo lsblk -m</text:p>
      <text:p text:style-name="P12"><text:s text:c="4"/>ls -ld /media</text:p>
      <text:p text:style-name="P12"><text:s text:c="4"/>ls -l /media</text:p>
      <text:p text:style-name="P12"><text:s text:c="4"/>ls -l /media/$USER</text:p>
      <text:p text:style-name="P12"/>
      <text:p text:style-name="P12"><text:s text:c="4"/>- copy and paste them into a reply window (here), you can do it by marking with the left mouse button pressed, and pasting (here) with the middle button (or pressing the wheel).</text:p>
      <text:p text:style-name="P12"/>
      <text:p text:style-name="P12"><text:s text:c="4"/>- click on the big red button 'Go Advanced',</text:p>
      <text:p text:style-name="P12"/>
      <text:p text:style-name="P12"><text:s text:c="4"/>- mark the copied text and click on the # icon above the window to put it within CODE tags.</text:p>
      <text:p text:style-name="P12"/>
      <text:p text:style-name="P12"><text:s text:c="4"/>- and send the reply </text:p>
      <text:p text:style-name="P12"/>
      <text:p text:style-name="P12"><text:s text:c="4"/>Last edited by sudodus; September 23rd, 2016 at 07:02 AM. _______________________________</text:p>
      <text:p text:style-name="P12">unnecesary file !!!!!!!!!!!!!!</text:p>
      <text:p text:style-name="P14">sudo apt-get autoremove</text:p>
      <text:p text:style-name="Title">Propietarul </text:p>
      <text:p text:style-name="P13">schimba propietarul (in hv)</text:p>
      <text:p text:style-name="P12"/>
      <text:p text:style-name="P12">@hv-ThinkPad-T43:~$ sudo chown hv:hv /media/hv/NEW</text:p>
      <text:p text:style-name="P12"/>
      <text:p text:style-name="P12"/>
      <text:p text:style-name="P12"/>
      <text:p text:style-name="P12">------------------------------------------------</text:p>
      <text:p text:style-name="P12"/>
      <text:p text:style-name="P12"/>
      <text:p text:style-name="P12">sudo apt-get install disks</text:p>
      <text:p text:style-name="P12"/>
      <text:p text:style-name="P13">copiere din home in media </text:p>
      <text:p text:style-name="P12">sudo dd if= /home/hv/Desktop/Downloads/ubuntu-14.04.1-server-i386.iso of=/media/hv/9E76-BE0E/</text:p>
      <text:p text:style-name="P12"/>
      <text:p text:style-name="P12">sudo dd if= ubuntu-14.04.1-server-i386.iso of=/dev/sdb</text:p>
      <text:p text:style-name="P12"/>
      <text:p text:style-name="Title">FIX <text:span text:style-name="T5">(reparare)</text:span></text:p>
      <text:p text:style-name="P12"/>
      <text:p text:style-name="P12"/>
      <text:p text:style-name="P14">unnecesary file !!!!!!!!!!!!!!</text:p>
      <text:p text:style-name="P12"/>
      <text:p text:style-name="P12"/>
      <text:p text:style-name="P12">sdo -i</text:p>
      <text:p text:style-name="P12"><text:s/></text:p>
      <text:p text:style-name="P14"/>
      <text:p text:style-name="P14">sudo apt-get autoremove</text:p>
      <text:p text:style-name="P12"><text:soft-page-break/></text:p>
      <text:p text:style-name="P12">sudo apt-get autoclean sudo apt-get update sudo apt-get upgrade</text:p>
      <text:p text:style-name="P12"/>
      <text:p text:style-name="P12">You can also check the log files:</text:p>
      <text:p text:style-name="P12"/>
      <text:p text:style-name="P12">Use tail -f /var/log/dpkg.log In one terminal, </text:p>
      <text:p text:style-name="P12">and use the update command in another terminal,</text:p>
      <text:p text:style-name="P12"><text:s/>you should get the error which is not letting you update.</text:p>
      <text:p text:style-name="P4"><text:span text:style-name="Strong_20_Emphasis">UPDATE/FIX:</text:span> In case someone else is experiencing the same problem, that's how I solved it. Even if you are not able to log in, once in the login screen, open the terminal (ctrl+alt+F1) and write</text:p>
      <text:p text:style-name="Preformatted_20_Text"><text:span text:style-name="Source_20_Text">sudo apt-get -f install</text:span></text:p>
      <text:p text:style-name="P6"><text:span text:style-name="Source_20_Text">sudo apt-get install ubuntu-desktop</text:span></text:p>
      <text:p text:style-name="Text_20_body">reboot. And that's all.</text:p>
      <text:p text:style-name="P12"/>
      <text:p text:style-name="P12"/>
      <text:p text:style-name="Title">After trying</text:p>
      <text:p text:style-name="Title"/>
      <text:p text:style-name="P12">sudo apt-get update –fix-missing</text:p>
      <text:p text:style-name="P12"/>
      <text:p text:style-name="P12">and</text:p>
      <text:p text:style-name="P12"/>
      <text:p text:style-name="P12">sudo dpkg –configure -a</text:p>
      <text:p text:style-name="P12"/>
      <text:p text:style-name="P12">and</text:p>
      <text:p text:style-name="P12"/>
      <text:p text:style-name="P12">sudo apt-get install -f</text:p>
      <text:p text:style-name="P12"/>
      <text:p text:style-name="P12"/>
      <text:p text:style-name="P12">or 12.04 and newer:</text:p>
      <text:p text:style-name="P12"/>
      <text:p text:style-name="P12">You can delete the lock file with the following command:</text:p>
      <text:p text:style-name="P12"/>
      <text:p text:style-name="P12">sudo rm /var/lib/apt/lists/lock</text:p>
      <text:p text:style-name="P12"/>
      <text:p text:style-name="P12">You may also need to delete the lock file in the cache directory</text:p>
      <text:p text:style-name="P12"/>
      <text:p text:style-name="P12">sudo rm /var/cache/apt/archives/lock </text:p>
      <text:p text:style-name="P12"/>
      <text:p text:style-name="P12"/>
      <text:p text:style-name="P12"/>
      <text:p text:style-name="P12">\\\</text:p>
      <text:p text:style-name="Title"><text:span text:style-name="T7">V</text:span>isual studio</text:p>
      <text:p text:style-name="P15"><text:a xlink:type="simple" xlink:href="https://code.visualstudio.com/Download" text:style-name="Internet_20_link" text:visited-style-name="Visited_20_Internet_20_Link">https://code.visualstudio.com/Download</text:a></text:p>
      <text:p text:style-name="P16">code_1.19.3-1516876497_i386.deb</text:p>
      <text:p text:style-name="P16"><text:soft-page-break/></text:p>
      <text:p text:style-name="P16">sudo -dpkg <text:s/>code_1.19.3-1516876497_i386.deb</text:p>
      <text:p text:style-name="P15"/>
      <text:p text:style-name="P15"/>
      <text:p text:style-name="Title">Montare director</text:p>
      <text:p text:style-name="P12">sudo -i</text:p>
      <text:p text:style-name="P12"/>
      <text:p text:style-name="P12">sudo mount /dev/sdb5 /srv</text:p>
      <text:p text:style-name="P12"/>
      <text:p text:style-name="P12">sudo chmod -R 777 /srv</text:p>
      <text:p text:style-name="P12"/>
      <text:p text:style-name="P12"/>
      <text:p text:style-name="P12">sudo mount /dev/sdb6 /mnt</text:p>
      <text:p text:style-name="P12"/>
      <text:p text:style-name="P12">sudo chmod -R 777 /mnt</text:p>
      <text:p text:style-name="P12"/>
      <text:p text:style-name="P12"/>
      <text:p text:style-name="P12">sudo apt-get install gparted</text:p>
      <text:p text:style-name="P12">or</text:p>
      <text:p text:style-name="P12"/>
      <text:p text:style-name="P12"/>
      <text:p text:style-name="P12">For Ubuntu users, download and install this deb will properly add GetDeb repository.</text:p>
      <text:p text:style-name="P12"/>
      <text:p text:style-name="P12">sudo apt-get update; sudo apt-get install gparted</text:p>
      <text:p text:style-name="P12"/>
      <text:p text:style-name="P12"/>
      <text:p text:style-name="P12"/>
      <text:p text:style-name="P12">sudo chmod -R 777 /media/</text:p>
      <text:p text:style-name="P12"/>
      <text:p text:style-name="P12"/>
      <text:p text:style-name="P12">sudo apt-get install midnight commander</text:p>
      <text:p text:style-name="P12"/>
      <text:p text:style-name="P12"/>
      <text:p text:style-name="P12">E: Package 'wine' has no installation candidate</text:p>
      <text:p text:style-name="P12"/>
      <text:p text:style-name="P12">sudo apt-get install wine</text:p>
      <text:p text:style-name="P12"/>
      <text:p text:style-name="P12">sudo apt install wine-stable</text:p>
      <text:p text:style-name="P12"/>
      <text:p text:style-name="P12">sudo apt-get --purge remove wine</text:p>
      <text:p text:style-name="P12"/>
      <text:p text:style-name="P12">PC Scan &amp; Repair by Reimage</text:p>
      <text:p text:style-name="P12"/>
      <text:p text:style-name="P12"/>
      <text:p text:style-name="P12"/>
      <text:p text:style-name="P12"><text:s/>hvhv(ro)(gl)(rds)</text:p>
      <text:p text:style-name="P12"/>
      <text:p text:style-name="P12">sudo add-apt-repository ppa:ricotz/unstable</text:p>
      <text:p text:style-name="P12"/>
      <text:p text:style-name="P12">sudo apt remove wine wine1.8 wine-stable libwine* fonts-wine* &amp;&amp; sudo apt autoremove</text:p>
      <text:p text:style-name="P12"/>
      <text:p text:style-name="P12"/>
      <text:p text:style-name="P12">sudo apt-get install mc</text:p>
      <text:p text:style-name="P12"><text:soft-page-break/></text:p>
      <text:p text:style-name="P12"/>
      <text:p text:style-name="P12">Play Dirty (1969)</text:p>
      <text:p text:style-name="P12"/>
      <text:p text:style-name="P12">sudo apt-get install wine</text:p>
      <text:p text:style-name="P12"/>
      <text:p text:style-name="P12">sudo dpkg --add-architecture i386</text:p>
      <text:p text:style-name="P12"/>
      <text:p text:style-name="P12">sudo apt-get install gparted</text:p>
      <text:p text:style-name="P12">clonare stick</text:p>
      <text:p text:style-name="P12"/>
      <text:p text:style-name="P12"/>
      <text:p text:style-name="P12"/>
      <text:p text:style-name="P12">sudo dd if=/dev/sda of=/dev/sdb bs=1M</text:p>
      <text:p text:style-name="P12">free memory</text:p>
      <text:p text:style-name="P12"/>
      <text:p text:style-name="P12">free -m</text:p>
      <text:p text:style-name="P12"/>
      <text:p text:style-name="P12"/>
      <text:p text:style-name="P12">sudo apt update</text:p>
      <text:p text:style-name="P12">sudo apt install vlc</text:p>
      <text:p text:style-name="P12"/>
      <text:p text:style-name="P12"/>
      <text:p text:style-name="P12"><text:s/>version of Ubuntu </text:p>
      <text:p text:style-name="P12"/>
      <text:p text:style-name="P12">lsb_release -a</text:p>
      <text:p text:style-name="P12"/>
      <text:p text:style-name="P12">---------------------------</text:p>
      <text:p text:style-name="P12"/>
      <text:p text:style-name="P12">Install a package <text:span text:style-name="T6">visual code</text:span></text:p>
      <text:p text:style-name="P12"/>
      <text:p text:style-name="P12">sudo dpkg -i code_1.19.2-1515599957_i386.deb</text:p>
      <text:p text:style-name="P17"/>
      <text:p text:style-name="P12">sudo dpkg -i messengerfordesktop-2.0.9-linux-i386.deb</text:p>
      <text:p text:style-name="P12"/>
      <text:p text:style-name="P12">sudo dpkg -i gparted-0-18-0-multi-ubu.deb</text:p>
      <text:p text:style-name="P12"/>
      <text:p text:style-name="P12">Remove a package</text:p>
      <text:p text:style-name="P12"/>
      <text:p text:style-name="P12">sudo dpkg -r PACKAGE_NAME</text:p>
      <text:p text:style-name="P12"/>
      <text:p text:style-name="P12"/>
      <text:p text:style-name="P12">For example if the package is called askubuntu then you should do sudo dpkg -r askubuntu.</text:p>
      <text:p text:style-name="P12"/>
      <text:p text:style-name="P12">Reconfigure an existing package</text:p>
      <text:p text:style-name="P12">sudo dpkg-reconfigure PACKAGE_NAME</text:p>
      <text:p text:style-name="P12"/>
      <text:p text:style-name="P12"/>
      <text:p text:style-name="P12">sudo dpkg-reconfigure keyboard-configuration</text:p>
      <text:p text:style-name="P12">sudo dpkg-reconfigure tzdata</text:p>
      <text:p text:style-name="P12"/>
      <text:p text:style-name="P12"/>
      <text:p text:style-name="P12">\\\</text:p>
      <text:p text:style-name="P12">sudo mount /dev/sdb5 /srv</text:p>
      <text:p text:style-name="P12"/>
      <text:p text:style-name="P12">gparted</text:p>
      <text:p text:style-name="P12"><text:soft-page-break/></text:p>
      <text:p text:style-name="P12"/>
      <text:p text:style-name="P12">sudo chmod -R 777 /srv</text:p>
      <text:p text:style-name="P12"/>
      <text:p text:style-name="P12"/>
      <text:p text:style-name="P12">sudo mount /dev/sdb6 /mnt</text:p>
      <text:p text:style-name="P12">sudo chmod -R 777 /mnt</text:p>
      <text:p text:style-name="P12"/>
      <text:p text:style-name="P12">parted</text:p>
      <text:p text:style-name="P12"/>
      <text:p text:style-name="P12"/>
      <text:p text:style-name="P12">sudo apt-get install gparted</text:p>
      <text:p text:style-name="P12">or</text:p>
      <text:p text:style-name="P12">For Ubuntu users, download and install this deb will properly add GetDeb repository.</text:p>
      <text:p text:style-name="P12"/>
      <text:p text:style-name="P12">sudo apt-get update; sudo apt-get install gparted</text:p>
      <text:p text:style-name="P12"/>
      <text:p text:style-name="P12"/>
      <text:p text:style-name="P12"/>
      <text:p text:style-name="P12">sudo chmod -R 777 /media/</text:p>
      <text:p text:style-name="P12"/>
      <text:p text:style-name="P12"/>
      <text:p text:style-name="P12">sudo apt-get install midnight commander</text:p>
      <text:p text:style-name="P12"/>
      <text:p text:style-name="P12"/>
      <text:p text:style-name="P12">E: Package 'wine' has no installation candidate</text:p>
      <text:p text:style-name="P12"/>
      <text:p text:style-name="P12">sudo apt-get install wine</text:p>
      <text:p text:style-name="P12"/>
      <text:p text:style-name="P12">sudo apt install wine-stable</text:p>
      <text:p text:style-name="P12"/>
      <text:p text:style-name="P12">sudo apt-get --purge remove wine</text:p>
      <text:p text:style-name="P12"/>
      <text:p text:style-name="P12">sudo apt-get install --reinstall eiskaltdcpp-gtk</text:p>
      <text:p text:style-name="P12"/>
      <text:p text:style-name="P18">sudo dpkg -i <text:span text:style-name="T8">ymessenger_1.0.4_1_i386.deb</text:span></text:p>
      <text:p text:style-name="P18"/>
      <text:p text:style-name="Title"><text:span text:style-name="Source_20_Text">CHRomium</text:span></text:p>
      <text:p text:style-name="P19"><text:span text:style-name="Source_20_Text"/></text:p>
      <text:p text:style-name="P19"><text:span text:style-name="Source_20_Text"/></text:p>
      <text:p text:style-name="P22"><text:span text:style-name="Source_20_Text">sudo apt-get install chromium-browser</text:span></text:p>
      <text:p text:style-name="P19"><text:span text:style-name="Source_20_Text"/></text:p>
      <text:p text:style-name="P25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24"><text:span text:style-name="Source_20_Text"><text:span text:style-name="T9">skypeweb merge numai in CHRomium pe sunet </text:span></text:span></text:p>
      <text:p text:style-name="P24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, monospace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3:07:59.211618184</meta:creation-date>
    <dc:date>2018-02-03T15:28:08.712193606</dc:date>
    <meta:generator>LibreOffice/5.1.6.2$Linux_x86 LibreOffice_project/10m0$Build-2</meta:generator>
    <meta:editing-duration>PT2H45M</meta:editing-duration>
    <meta:editing-cycles>15</meta:editing-cycles>
    <meta:document-statistic meta:table-count="1" meta:image-count="2" meta:object-count="0" meta:page-count="7" meta:paragraph-count="155" meta:word-count="871" meta:character-count="5801" meta:non-whitespace-character-count="5011"/>
  </office:meta>
</office:document-meta>
</file>